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71cm"/>
    </style:style>
    <style:style style:name="Table1.D" style:family="table-column">
      <style:table-column-properties style:column-width="7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923" officeooo:paragraph-rsid="00105923"/>
    </style:style>
    <style:style style:name="P2" style:family="paragraph" style:parent-style-name="Standard">
      <style:text-properties officeooo:rsid="00105923" officeooo:paragraph-rsid="00119d3a"/>
    </style:style>
    <style:style style:name="P3" style:family="paragraph" style:parent-style-name="Standard">
      <style:text-properties officeooo:rsid="00107ee0" officeooo:paragraph-rsid="00107ee0"/>
    </style:style>
    <style:style style:name="P4" style:family="paragraph" style:parent-style-name="Standard">
      <style:text-properties fo:font-weight="bold" officeooo:rsid="00105923" officeooo:paragraph-rsid="00105923" style:font-weight-asian="bold" style:font-weight-complex="bold"/>
    </style:style>
    <style:style style:name="P5" style:family="paragraph" style:parent-style-name="Table_20_Contents">
      <style:text-properties officeooo:rsid="00107ee0" officeooo:paragraph-rsid="00107ee0"/>
    </style:style>
    <style:style style:name="P6" style:family="paragraph" style:parent-style-name="Table_20_Contents">
      <style:text-properties officeooo:rsid="00119d3a" officeooo:paragraph-rsid="00119d3a"/>
    </style:style>
    <style:style style:name="P7" style:family="paragraph" style:parent-style-name="Standard">
      <style:text-properties officeooo:rsid="00105923" officeooo:paragraph-rsid="00200997"/>
    </style:style>
    <style:style style:name="P8" style:family="paragraph" style:parent-style-name="Standard">
      <style:text-properties officeooo:rsid="00105923" officeooo:paragraph-rsid="00107ee0"/>
    </style:style>
    <style:style style:name="P9" style:family="paragraph" style:parent-style-name="Standard">
      <style:text-properties officeooo:rsid="00105923" officeooo:paragraph-rsid="00215c80"/>
    </style:style>
    <style:style style:name="P10" style:family="paragraph" style:parent-style-name="Standard">
      <style:text-properties officeooo:rsid="00105923" officeooo:paragraph-rsid="002291b0"/>
    </style:style>
    <style:style style:name="P11" style:family="paragraph" style:parent-style-name="Standard">
      <style:text-properties officeooo:rsid="00215c80" officeooo:paragraph-rsid="00215c80"/>
    </style:style>
    <style:style style:name="P12" style:family="paragraph" style:parent-style-name="Standard">
      <style:text-properties officeooo:rsid="002291b0" officeooo:paragraph-rsid="002291b0"/>
    </style:style>
    <style:style style:name="P13" style:family="paragraph" style:parent-style-name="Standard">
      <style:text-properties officeooo:rsid="0024818f" officeooo:paragraph-rsid="002560ad"/>
    </style:style>
    <style:style style:name="P14" style:family="paragraph" style:parent-style-name="Standard">
      <style:text-properties officeooo:rsid="0026d333" officeooo:paragraph-rsid="0026d333"/>
    </style:style>
    <style:style style:name="P15" style:family="paragraph" style:parent-style-name="Table_20_Contents">
      <style:text-properties officeooo:rsid="00215c80" officeooo:paragraph-rsid="00215c80"/>
    </style:style>
    <style:style style:name="P16" style:family="paragraph" style:parent-style-name="Table_20_Contents">
      <style:text-properties officeooo:rsid="002291b0" officeooo:paragraph-rsid="002291b0"/>
    </style:style>
    <style:style style:name="T1" style:family="text">
      <style:text-properties officeooo:rsid="001a23f8"/>
    </style:style>
    <style:style style:name="T2" style:family="text">
      <style:text-properties officeooo:rsid="00200997"/>
    </style:style>
    <style:style style:name="T3" style:family="text">
      <style:text-properties officeooo:rsid="00215c80"/>
    </style:style>
    <style:style style:name="T4" style:family="text">
      <style:text-properties officeooo:rsid="002560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Formation</text:span>s Description</text:p>
      <text:p text:style-name="P4"/>
      <text:p text:style-name="P1">Example of one key:value combination (see README.RST in this directory):</text:p>
      <text:p text:style-name="P1"/>
      <text:p text:style-name="P1">"BatRon1": {"currspd": 21, "spdstep": 3, "bestspd": 21, "b4turn": 0, "straight": 8, "move": "A21", "facing": 0, "ships": ["GB10F", "GB11", "GB12", "GB13", "GB9F", "GB14", "GB15", "GB8"]}</text:p>
      <text:p text:style-name="P1"/>
      <text:p text:style-name="P1">I have chosen to use a code for the key, <text:span text:style-name="T2">made up as follows</text:span>.</text:p>
      <text:p text:style-name="P1"/>
      <text:p text:style-name="P1">The code structure is- an optional colour code for the Nation (Neutrals will always be R for Red), the Build Battle code should add a colour code to the Player fleet with the suggested one being G for Green, but other colours such as B for Blue, Y for Yellow, W for white, or maybe O for Orange (easily confused with a zero) <text:span text:style-name="T1">are possible if multiple Nation’s fleets are involved in a single Battle</text:span>. <text:s/>If the graphical view of the battle is ever completed it is planned to use a light grey background and the ship markers will be the specified colour. <text:s/>The ships, formations and fleets for the Neutrals have already got the R as the first character of the code. <text:s/>In the SlowABC sub-directory, the ships, formations and fleets have no proceeding letter but in the Battle files the letter G has been added to all entries.</text:p>
      <text:p text:style-name="P1"/>
      <text:p text:style-name="P1">The next item in the code is a <text:span text:style-name="T2">three </text:span>letter <text:span text:style-name="T2">code </text:span>to indicate the type of <text:span text:style-name="T2">formation</text:span>:</text:p>
      <text:p text:style-name="P1">B<text:span text:style-name="T2">at</text:span> for a Battlewagon <text:span text:style-name="T2">formation, there should be no non-battlewagon ships in the formation except for a possible AA Cruiser leading the formation and protecting it.</text:span></text:p>
      <text:p text:style-name="P1">C<text:span text:style-name="T2">ru</text:span> for a Cruiser <text:span text:style-name="T2">formation with no non-cruiser ships in it.</text:span></text:p>
      <text:p text:style-name="P1">D<text:span text:style-name="T2">es</text:span> for a Destroyer <text:span text:style-name="T2">formation which may be lead by a AA Cruiser (or a CL1 cruiser for the Japanese or Nipponese Nations)</text:span></text:p>
      <text:p text:style-name="P1">S<text:span text:style-name="T2">ub</text:span> for a Submarine <text:span text:style-name="T2">formation with no non-submarine ships in it, it is usually a single ship but may be a wolf-pack. <text:s/>Barbary Pirates formations will still be classified as Bat/Cru or Des despite the fact that all of their ships are submersible.</text:span></text:p>
      <text:p text:style-name="P7"><text:span text:style-name="T2">Car</text:span> for a Carrier <text:span text:style-name="T2">formation, which may include an AA Battlewagon or AA Cruiser</text:span></text:p>
      <text:p text:style-name="P7"><text:span text:style-name="T2">Mer for a Column of</text:span> Merchantman <text:span text:style-name="T2">in a Convoy or Auxiliary Train (or later in the war an invasion force)</text:span></text:p>
      <text:p text:style-name="P14">Note, in the SlowABC directory Battle there is also a GRearDiv which is trailing the two BatRons, this consists of a modern light cruiser, four destroyers and an old AC (armoured cruiser) to act as a rear guard.</text:p>
      <text:p text:style-name="P8"/>
      <text:p text:style-name="P7">The next item in the code is a<text:span text:style-name="T2">n indicator of the </text:span>number <text:span text:style-name="T2">of ships in the formation:</text:span></text:p>
      <text:p text:style-name="P7"><text:span text:style-name="T2">Ron for Squadron – ie approximately eight ships</text:span></text:p>
      <text:p text:style-name="P7"><text:span text:style-name="T2">Div for a Division – ie approximately four ships</text:span></text:p>
      <text:p text:style-name="P9"><text:span text:style-name="T2">S</text:span><text:span text:style-name="T3">D</text:span><text:span text:style-name="T2">iv </text:span><text:span text:style-name="T3">for a sub-Division – ie approximately two ships</text:span></text:p>
      <text:p text:style-name="P9"><text:span text:style-name="T3">You could either include Sol for Solo or nothing at all if there is only one ship in the formation. <text:s/>For example the AA Cruiser that was attached to the BatRon but has been detached to get it out of the way of the enemy main guns. <text:s/></text:span></text:p>
      <text:p text:style-name="P9"/>
      <text:p text:style-name="P9"><text:span text:style-name="T3">The last item is a unique number s</text:span>tarting from 1 and upwards <text:span text:style-name="T3">for that type of formation and Nation. <text:s/>There can’t be two BatRon1’s in two different fleets within the same Nation for example, they must be different or the json import will fail.</text:span></text:p>
      <text:p text:style-name="P9"/>
      <text:p text:style-name="P11">Note if including both Squadron’s and Division’s, I expect Ron1 to consist of Div1 and Div2, Ron2 to be Div3 and Div4, etc, so as these Squadrons may be split into two divisions for strategic purposes, I suggest any separate divisions use a higher number. <text:s/>For example if there are 16 ships in one Nations fleet and four MDr ships are de-mothballed, they would form Div5.</text:p>
      <text:p text:style-name="P1"/>
      <text:p text:style-name="P3"><text:soft-page-break/></text:p>
      <text:p text:style-name="P3"/>
      <text:p text:style-name="P3">The values in the dictionary following the key are currently as the table below (note this will change as extra code is added). <text:s/>The order is not important but I have kept it the same for each value to make it easier to hand edit the files outside the programm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55561657104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Example</text:p>
          </table:table-cell>
          <table:table-cell table:style-name="Table1.D1" office:value-type="string">
            <text:p text:style-name="P5">Description</text:p>
          </table:table-cell>
        </table:table-row>
        <table:table-row table:style-name="TableLine1855561653840">
          <table:table-cell table:style-name="Table1.A2" office:value-type="string">
            <text:p text:style-name="P9">currspd</text:p>
          </table:table-cell>
          <table:table-cell table:style-name="Table1.A2" office:value-type="string">
            <text:p text:style-name="P15">integer</text:p>
          </table:table-cell>
          <table:table-cell table:style-name="Table1.A2" office:value-type="string">
            <text:p text:style-name="P11">21</text:p>
          </table:table-cell>
          <table:table-cell table:style-name="Table1.D2" office:value-type="string">
            <text:p text:style-name="P16">The current speed that the formation is travelling at</text:p>
          </table:table-cell>
        </table:table-row>
        <table:table-row table:style-name="TableLine1855561657648">
          <table:table-cell table:style-name="Table1.A2" office:value-type="string">
            <text:p text:style-name="P11">spdstep</text:p>
          </table:table-cell>
          <table:table-cell table:style-name="Table1.A2" office:value-type="string">
            <text:p text:style-name="P15">integer</text:p>
          </table:table-cell>
          <table:table-cell table:style-name="Table1.A2" office:value-type="string">
            <text:p text:style-name="P11">3</text:p>
          </table:table-cell>
          <table:table-cell table:style-name="Table1.D2" office:value-type="string">
            <text:p text:style-name="P16">How fast the entire formation can accelerate (this will be the slowest acceleration of the ships in the formation)</text:p>
          </table:table-cell>
        </table:table-row>
        <table:table-row table:style-name="TableLine1855561652480">
          <table:table-cell table:style-name="Table1.A2" office:value-type="string">
            <text:p text:style-name="P11">bestspd</text:p>
          </table:table-cell>
          <table:table-cell table:style-name="Table1.A2" office:value-type="string">
            <text:p text:style-name="P15">integer</text:p>
          </table:table-cell>
          <table:table-cell table:style-name="Table1.A2" office:value-type="string">
            <text:p text:style-name="P11">24</text:p>
          </table:table-cell>
          <table:table-cell table:style-name="Table1.D2" office:value-type="string">
            <text:p text:style-name="P16">The best speed that the formation can travel at without dropping any ships off, ignoring any speed loss due to ships taking damage.</text:p>
          </table:table-cell>
        </table:table-row>
        <table:table-row table:style-name="TableLine1855561653296">
          <table:table-cell table:style-name="Table1.A2" office:value-type="string">
            <text:p text:style-name="P12">b4turn</text:p>
          </table:table-cell>
          <table:table-cell table:style-name="Table1.A2" office:value-type="string">
            <text:p text:style-name="P16">integer</text:p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16">How far the formation has to travel in a straight line before it can turn. <text:s/>If the last few centimetres of the last turn was in a straight line, this may be less than Straight which is the next item below.</text:p>
          </table:table-cell>
        </table:table-row>
        <table:table-row table:style-name="TableLine1855561659008">
          <table:table-cell table:style-name="Table1.A2" office:value-type="string">
            <text:p text:style-name="P12">straight</text:p>
          </table:table-cell>
          <table:table-cell table:style-name="Table1.A2" office:value-type="string">
            <text:p text:style-name="P6">Integer</text:p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16">The total distance that the formation has to travel in a straight line before it can turn, this is the worse case of the ships in the formation. <text:s/>It doesn’t take into account any straight movement last move. <text:s/>A formations move could be 3S8S10 for example.</text:p>
          </table:table-cell>
        </table:table-row>
        <table:table-row table:style-name="TableLine1855561657920">
          <table:table-cell table:style-name="Table1.A2" office:value-type="string">
            <text:p text:style-name="P12">move</text:p>
          </table:table-cell>
          <table:table-cell table:style-name="Table1.A2" office:value-type="string">
            <text:p text:style-name="P16">string</text:p>
          </table:table-cell>
          <table:table-cell table:style-name="Table1.A2" office:value-type="string">
            <text:p text:style-name="P12">“3S8S10”</text:p>
          </table:table-cell>
          <table:table-cell table:style-name="Table1.D2" office:value-type="string">
            <text:p text:style-name="P16">The move that the formation will make this turn. <text:s/>It is built in the Battle-get-move routine, described elsewhere.</text:p>
          </table:table-cell>
        </table:table-row>
        <table:table-row table:style-name="TableLine1855561657920">
          <table:table-cell table:style-name="Table1.A2" office:value-type="string">
            <text:p text:style-name="P12">facing</text:p>
          </table:table-cell>
          <table:table-cell table:style-name="Table1.A2" office:value-type="string">
            <text:p text:style-name="P6">Integer</text:p>
          </table:table-cell>
          <table:table-cell table:style-name="Table1.A2" office:value-type="string">
            <text:p text:style-name="P12">3</text:p>
          </table:table-cell>
          <table:table-cell table:style-name="Table1.D2" office:value-type="string">
            <text:p text:style-name="P16">The facing of the lead ship in the formation (not all ships need to be in the same facing). <text:s/>It is one of 0=NN, 1=NE, 2=EE, 3=SE, 4=SS, 5=SW, 6=WW, 7=NW</text:p>
          </table:table-cell>
        </table:table-row>
        <table:table-row table:style-name="TableLine1855561644320">
          <table:table-cell table:style-name="Table1.A2" office:value-type="string">
            <text:p text:style-name="P2">ships</text:p>
          </table:table-cell>
          <table:table-cell table:style-name="Table1.A2" office:value-type="string">
            <text:p text:style-name="P16">List of strings</text:p>
          </table:table-cell>
          <table:table-cell table:style-name="Table1.A2" office:value-type="string">
            <text:p text:style-name="P10">["GB10F", "GB11", "GB12", "GB13", "GB9F", "GB14", "GB15", "GB8"]</text:p>
          </table:table-cell>
          <table:table-cell table:style-name="Table1.D2" office:value-type="string">
            <text:p text:style-name="P16">The list of ships within the formation, so that actions can be performed on all ships in the formation, eg making the movement. The order is important.</text:p>
          </table:table-cell>
        </table:table-row>
      </table:table>
      <text:p text:style-name="P3"/>
      <text:p text:style-name="P13">There will be one key:value pair for every formation in the Nation’s Iris, including all of the Neutral formations. Formations can be renamed, split or joined within a Port or a Fleet. <text:s/>New Formations can be built in a Port from otherwise unassigned ships within that Port. <text:s/>They can also be formed into a fleet within a Port, <text:span text:style-name="T4">or joined to a fleet when it visits the port</text:span>. <text:s/><text:span text:style-name="T4">A fleet may consist of a single formation, which might itself consist of a single ship, eg a submarine.</text:span></text:p>
      <text:p text:style-name="P13"/>
      <text:p text:style-name="P13">Ships sunk will be recorded for posterity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6:49:17.246000000</meta:creation-date>
    <dc:date>2021-07-07T18:14:22.514000000</dc:date>
    <meta:editing-duration>PT1H11M19S</meta:editing-duration>
    <meta:editing-cycles>7</meta:editing-cycles>
    <meta:generator>LibreOffice/7.1.3.2$Windows_X86_64 LibreOffice_project/47f78053abe362b9384784d31a6e56f8511eb1c1</meta:generator>
    <meta:document-statistic meta:table-count="1" meta:image-count="0" meta:object-count="0" meta:page-count="2" meta:paragraph-count="59" meta:word-count="984" meta:character-count="5471" meta:non-whitespace-character-count="4523"/>
  </office:meta>
</office:document-meta>
</file>